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end"/>
    </style:style>
    <style:style style:name="T3" style:parent-style-name="Absatz-Standardschriftart" style:family="text">
      <style:text-properties style:font-name="Arial" style:font-name-complex="Arial" fo:color="#3D3D3D" fo:background-color="#FFFFFF"/>
    </style:style>
    <style:style style:name="T4" style:parent-style-name="Absatz-Standardschriftart" style:family="text">
      <style:text-properties style:font-name="Arial" style:font-name-complex="Arial" fo:color="#3D3D3D"/>
    </style:style>
    <style:style style:name="T5" style:parent-style-name="Absatz-Standardschriftart" style:family="text">
      <style:text-properties style:font-name="Arial" style:font-name-complex="Arial" fo:color="#3D3D3D" fo:background-color="#FFFFFF"/>
    </style:style>
    <style:style style:name="T6" style:parent-style-name="Absatz-Standardschriftart" style:family="text">
      <style:text-properties style:font-name="Arial" style:font-name-complex="Arial" fo:color="#3D3D3D"/>
    </style:style>
    <style:style style:name="T7" style:parent-style-name="Absatz-Standardschriftart" style:family="text">
      <style:text-properties style:font-name="Arial" style:font-name-complex="Arial" fo:color="#3D3D3D" fo:background-color="#FFFFFF"/>
    </style:style>
    <style:style style:name="T8" style:parent-style-name="Absatz-Standardschriftart" style:family="text">
      <style:text-properties style:font-name="Arial" style:font-name-complex="Arial" fo:color="#3D3D3D"/>
    </style:style>
    <style:style style:name="T9" style:parent-style-name="Absatz-Standardschriftart" style:family="text">
      <style:text-properties style:font-name="Arial" style:font-name-complex="Arial" fo:color="#3D3D3D" fo:background-color="#FFFFFF"/>
    </style:style>
    <style:style style:name="P10" style:parent-style-name="Standard" style:family="paragraph">
      <style:text-properties style:font-name="Arial" style:font-name-complex="Arial" fo:color="#3D3D3D" fo:background-color="#FFFFFF"/>
    </style:style>
    <style:style style:name="P11" style:parent-style-name="Überschrift1" style:family="paragraph">
      <style:paragraph-properties fo:margin-top="0in" fo:margin-bottom="0in" fo:background-color="#FFFFFF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P17" style:parent-style-name="Überschrift1" style:family="paragraph">
      <style:paragraph-properties fo:text-align="end" fo:margin-top="0in" fo:margin-bottom="0in" fo:background-color="#FFFFFF"/>
      <style:text-properties style:font-name="Arial" style:font-name-complex="Arial" fo:text-transform="uppercase" fo:color="#000000" fo:font-size="12pt" style:font-size-asian="12pt" style:font-size-complex="12pt"/>
    </style:style>
    <style:style style:name="P18" style:parent-style-name="Standard" style:family="paragraph">
      <style:paragraph-properties fo:text-align="end"/>
      <style:text-properties fo:font-size="12pt" style:font-size-asian="12pt" style:font-size-complex="12pt"/>
    </style:style>
    <style:style style:name="P19" style:parent-style-name="Standard" style:family="paragraph">
      <style:paragraph-properties fo:text-align="end"/>
      <style:text-properties fo:font-size="12pt" style:font-size-asian="12pt" style:font-size-complex="12pt"/>
    </style:style>
    <style:style style:name="P20" style:parent-style-name="Standard" style:family="paragraph">
      <style:text-properties fo:color="#000000" fo:font-size="12pt" style:font-size-asian="12pt" style:font-size-complex="12pt"/>
    </style:style>
    <style:style style:name="P21" style:parent-style-name="Standard" style:family="paragraph">
      <style:text-properties fo:color="#000000" fo:font-size="12pt" style:font-size-asian="12pt" style:font-size-complex="12pt"/>
    </style:style>
    <style:style style:name="P22" style:parent-style-name="Standard" style:family="paragraph">
      <style:text-properties fo:color="#000000" fo:font-size="12pt" style:font-size-asian="12pt" style:font-size-complex="12pt"/>
    </style:style>
    <style:style style:name="P23" style:parent-style-name="Standard" style:family="paragraph">
      <style:paragraph-properties fo:text-align="justify"/>
      <style:text-properties style:font-name-complex="Calibri"/>
    </style:style>
    <style:style style:name="P24" style:parent-style-name="Standard" style:family="paragraph">
      <style:paragraph-properties fo:text-align="justify"/>
      <style:text-properties style:font-name-complex="Calibri"/>
    </style:style>
    <style:style style:name="P25" style:parent-style-name="Standard" style:family="paragraph">
      <style:paragraph-properties fo:text-align="justify"/>
      <style:text-properties style:font-name-complex="Calibri"/>
    </style:style>
    <style:style style:name="P26" style:parent-style-name="Standard" style:family="paragraph">
      <style:paragraph-properties fo:text-align="justify"/>
      <style:text-properties style:font-name-complex="Calibri"/>
    </style:style>
    <style:style style:name="P27" style:parent-style-name="Standard" style:family="paragraph">
      <style:paragraph-properties fo:text-align="justify"/>
      <style:text-properties style:font-name-complex="Calibri"/>
    </style:style>
    <style:style style:name="P28" style:parent-style-name="Standard" style:family="paragraph">
      <style:paragraph-properties fo:text-align="justify"/>
      <style:text-properties style:font-name-complex="Calibri"/>
    </style:style>
    <style:style style:name="P29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30" style:parent-style-name="Standard" style:family="paragraph">
      <style:paragraph-properties fo:text-align="justify"/>
    </style:style>
    <style:style style:name="T31" style:parent-style-name="Absatz-Standardschriftart" style:family="text">
      <style:text-properties style:font-name-complex="Calibri" fo:font-size="12pt" style:font-size-asian="12pt" style:font-size-complex="12pt"/>
    </style:style>
  </office:automatic-styles>
  <office:body>
    <office:text text:use-soft-page-breaks="true">
      <text:p text:style-name="P1"><text:s text:c="73"/>Aymen Bouraffa</text:p>
      <text:p text:style-name="P2"><text:s text:c="17"/>Freiburger Straße .25 76199 <text:s/>Karlsruhe</text:p>
      <text:p text:style-name="Standard"><text:s text:c="114"/><text:a xlink:href="mailto:aymen.bouraffa@gmail.com" office:target-frame-name="_top" xlink:show="replace"><text:span text:style-name="Hyperlink">aymen.bouraffa@gmail.com</text:span></text:a></text:p>
      <text:p text:style-name="Standard"><text:s text:c="114"/>Handy : 017663228714</text:p>
      <text:p text:style-name="Standard"><text:span text:style-name="T3">United Internet AG</text:span><text:span text:style-name="T4"><text:line-break/></text:span><text:span text:style-name="T5">Zentrales Bewerbermanagement</text:span><text:span text:style-name="T6"><text:line-break/></text:span><text:span text:style-name="T7">Ernst-Frey-Straße 10</text:span><text:span text:style-name="T8"><text:line-break/></text:span><text:span text:style-name="T9">D-76135 Karlsruhe</text:span></text:p>
      <text:p text:style-name="P10"/>
      <text:h text:style-name="P11" text:outline-level="1"><text:span text:style-name="T12">B</text:span><text:span text:style-name="T13">ewerbung als<text:s/></text:span><text:span text:style-name="T14">Werkstudent</text:span><text:span text:style-name="T15">:</text:span><text:span text:style-name="T16"><text:s/>(M/W) DE-Mail-Qualitätssicherung<text:s/></text:span></text:h>
      <text:h text:style-name="P17" text:outline-level="1"/>
      <text:p text:style-name="P18"/>
      <text:p text:style-name="P19">Karlsruhe, 23.08.2017</text:p>
      <text:p text:style-name="P20"/>
      <text:p text:style-name="P21">Sehr geehrte Damen und Herren,</text:p>
      <text:p text:style-name="P22"/>
      <text:p text:style-name="P23">Mit großem Interesse habe ich auf der Webseite von<text:s/>United Internet<text:s/>Ihre Anzeige<text:s/>gelesen, und möchte mich hiermit darum bewerben.</text:p>
      <text:p text:style-name="P24">Ich habe bereits in Tunesien ein<text:s/>Mathematik und<text:s/>Computer Science Studium<text:s/>absolviert. Während dieses Studiums habe ich mir sowohl mathematische Fachkenntnisse als auch analytisches Denkvermögen, kreatives und systematisches Herangehen an komplexe Probleme und exakte Arbeitsweise angeeignet.<text:s/></text:p>
      <text:p text:style-name="P25">Dank meines Studiums habe ich mich mit verschiedenen OOProgrammiersprachen (Java, C++ und C#) und der Scriptsprache „JavaScript“ vertraut gemacht. Diese Programmierkenntnisse kamen während<text:s/>meines absolvierten Fachpraktikums zur Anwendung.<text:s/></text:p>
      <text:p text:style-name="P26">Ich arbeite gerne im Team, als auch selbstständig und kann meine Arbeit zügig und sorgfältig<text:s/>erledigen. Darüber hinaus habe ich ein schnelles Auffassungsvermögen und bin flexibel<text:s/>einsetzbar<text:s/>und kann mich schnell und selbstständig in neue Aufgabenbereiche einarbeiten. Ich beherrsche<text:s/>mehrere Sprachen was meine Interkulturelle Kompetenz und Kommunikationsstärke sehr gut<text:s/>ausmacht.</text:p>
      <text:p text:style-name="P27">Ich hoffe, dass ich mit dieser Bewerbung Ihr Interesse an meiner<text:s/>Person wecken konnte, und wäre<text:s/>über die Möglichkeit mich persönlich bei Ihnen vorstellen zu dürfen sehr erfreut. Für eventuelle<text:s/>Rückfragen stehe ich Ihnen gerne jederzeit zu Verfügung.</text:p>
      <text:p text:style-name="P28"/>
      <text:p text:style-name="P29">Mit freundlichen Grüßen</text:p>
      <text:p text:style-name="P30"><text:span text:style-name="T31">Aymen Bouraff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men</meta:initial-creator>
    <dc:creator>aymen</dc:creator>
    <meta:creation-date>2017-08-23T00:37:00Z</meta:creation-date>
    <dc:date>2017-08-23T02:07:00Z</dc:date>
    <meta:template xlink:href="Normal" xlink:type="simple"/>
    <meta:editing-cycles>1</meta:editing-cycles>
    <meta:editing-duration>PT0S</meta:editing-duration>
    <meta:document-statistic meta:page-count="1" meta:paragraph-count="3" meta:word-count="274" meta:character-count="2000" meta:row-count="14" meta:non-whitespace-character-count="1729"/>
  </office:meta>
</office:document-meta>
</file>